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25in" style:rel-column-width="11829*"/>
    </style:style>
    <style:style style:name="Table1.B" style:family="table-column">
      <style:table-column-properties style:column-width="1.0611in" style:rel-column-width="10041*"/>
    </style:style>
    <style:style style:name="Table1.C" style:family="table-column">
      <style:table-column-properties style:column-width="4.6139in" style:rel-column-width="4366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roid Sans" officeooo:rsid="001be806" officeooo:paragraph-rsid="001be806"/>
    </style:style>
    <style:style style:name="P2" style:family="paragraph" style:parent-style-name="Standard">
      <style:text-properties style:font-name="Droid Sans" officeooo:rsid="001be806" officeooo:paragraph-rsid="005159b5"/>
    </style:style>
    <style:style style:name="P3" style:family="paragraph" style:parent-style-name="Standard">
      <style:text-properties style:font-name="Droid Sans" officeooo:rsid="001d9dab" officeooo:paragraph-rsid="001d9dab"/>
    </style:style>
    <style:style style:name="P4" style:family="paragraph" style:parent-style-name="Standard">
      <style:text-properties style:font-name="Droid Sans" fo:font-weight="bold" officeooo:rsid="001be806" officeooo:paragraph-rsid="001be806" style:font-weight-asian="bold" style:font-weight-complex="bold"/>
    </style:style>
    <style:style style:name="P5" style:family="paragraph" style:parent-style-name="Standard">
      <style:text-properties style:font-name="Droid Sans" fo:font-weight="bold" officeooo:rsid="00451906" officeooo:paragraph-rsid="00451906" style:font-weight-asian="bold" style:font-weight-complex="bold"/>
    </style:style>
    <style:style style:name="P6" style:family="paragraph" style:parent-style-name="Standard">
      <style:text-properties style:font-name="Droid Sans" fo:font-weight="bold" officeooo:rsid="004e83fd" officeooo:paragraph-rsid="004e83fd" style:font-weight-asian="bold" style:font-weight-complex="bold"/>
    </style:style>
    <style:style style:name="P7" style:family="paragraph" style:parent-style-name="Standard">
      <style:text-properties style:font-name="Droid Sans" fo:font-weight="bold" officeooo:rsid="006240bc" officeooo:paragraph-rsid="006240bc" style:font-weight-asian="bold" style:font-weight-complex="bold"/>
    </style:style>
    <style:style style:name="P8" style:family="paragraph" style:parent-style-name="Standard">
      <style:text-properties style:font-name="Droid Sans" fo:font-weight="bold" officeooo:rsid="0027aa91" officeooo:paragraph-rsid="0027aa91" style:font-weight-asian="bold" style:font-weight-complex="bold"/>
    </style:style>
    <style:style style:name="P9" style:family="paragraph" style:parent-style-name="Standard">
      <style:text-properties style:font-name="Droid Sans" fo:font-weight="bold" officeooo:rsid="004142ca" officeooo:paragraph-rsid="004142ca" style:font-weight-asian="bold" style:font-weight-complex="bold"/>
    </style:style>
    <style:style style:name="P10" style:family="paragraph" style:parent-style-name="Standard">
      <style:text-properties style:font-name="Droid Sans" fo:font-weight="bold" officeooo:rsid="0066d569" officeooo:paragraph-rsid="004a49d8" style:font-weight-asian="bold" style:font-weight-complex="bold"/>
    </style:style>
    <style:style style:name="P11" style:family="paragraph" style:parent-style-name="Standard">
      <style:text-properties style:font-name="Droid Sans" fo:font-weight="bold" officeooo:rsid="0061f625" officeooo:paragraph-rsid="0061f625" style:font-weight-asian="bold" style:font-weight-complex="bold"/>
    </style:style>
    <style:style style:name="P12" style:family="paragraph" style:parent-style-name="Standard">
      <style:text-properties style:font-name="Droid Sans" fo:font-weight="bold" officeooo:rsid="0019baff" officeooo:paragraph-rsid="0019baff" style:font-weight-asian="bold" style:font-weight-complex="bold"/>
    </style:style>
    <style:style style:name="P13" style:family="paragraph" style:parent-style-name="Standard">
      <style:text-properties style:font-name="Droid Sans" fo:font-weight="normal" officeooo:rsid="0027aa91" officeooo:paragraph-rsid="0061f625" style:font-weight-asian="normal" style:font-weight-complex="normal"/>
    </style:style>
    <style:style style:name="P14" style:family="paragraph" style:parent-style-name="Standard">
      <style:text-properties style:font-name="Droid Sans" fo:font-weight="normal" officeooo:rsid="0027aa91" officeooo:paragraph-rsid="002cdce6" style:font-weight-asian="normal" style:font-weight-complex="normal"/>
    </style:style>
    <style:style style:name="P15" style:family="paragraph" style:parent-style-name="Standard">
      <style:text-properties style:font-name="Droid Sans" fo:font-weight="normal" officeooo:rsid="003052df" officeooo:paragraph-rsid="003052df" style:font-weight-asian="normal" style:font-weight-complex="normal"/>
    </style:style>
    <style:style style:name="P16" style:family="paragraph" style:parent-style-name="Standard">
      <style:text-properties style:font-name="Droid Sans" fo:font-weight="normal" officeooo:rsid="004142ca" officeooo:paragraph-rsid="004142ca" style:font-weight-asian="normal" style:font-weight-complex="normal"/>
    </style:style>
    <style:style style:name="P17" style:family="paragraph" style:parent-style-name="Standard">
      <style:text-properties style:font-name="Droid Sans" fo:font-weight="normal" officeooo:rsid="004e83fd" officeooo:paragraph-rsid="004e83fd" style:font-weight-asian="normal" style:font-weight-complex="normal"/>
    </style:style>
    <style:style style:name="P18" style:family="paragraph" style:parent-style-name="Standard">
      <style:text-properties style:font-name="Droid Sans" fo:font-weight="normal" officeooo:rsid="00418e07" officeooo:paragraph-rsid="00418e07" style:font-weight-asian="normal" style:font-weight-complex="normal"/>
    </style:style>
    <style:style style:name="P19" style:family="paragraph" style:parent-style-name="Standard">
      <style:text-properties style:font-name="Droid Sans" fo:font-weight="normal" officeooo:rsid="006240bc" officeooo:paragraph-rsid="006240bc" style:font-weight-asian="normal" style:font-weight-complex="normal"/>
    </style:style>
    <style:style style:name="P20" style:family="paragraph" style:parent-style-name="Standard">
      <style:text-properties style:font-name="Droid Sans" fo:font-weight="normal" officeooo:rsid="006240bc" officeooo:paragraph-rsid="006c33ea" style:font-weight-asian="normal" style:font-weight-complex="normal"/>
    </style:style>
    <style:style style:name="P21" style:family="paragraph" style:parent-style-name="Standard">
      <style:text-properties style:font-name="Droid Sans" fo:font-weight="normal" officeooo:rsid="006240bc" officeooo:paragraph-rsid="00a694b8" style:font-weight-asian="normal" style:font-weight-complex="normal"/>
    </style:style>
    <style:style style:name="P22" style:family="paragraph" style:parent-style-name="Standard">
      <style:text-properties style:font-name="Droid Sans" fo:font-weight="normal" officeooo:rsid="00643138" officeooo:paragraph-rsid="00643138" style:font-weight-asian="normal" style:font-weight-complex="normal"/>
    </style:style>
    <style:style style:name="P23" style:family="paragraph" style:parent-style-name="Standard">
      <style:text-properties style:font-name="Droid Sans" fo:font-weight="normal" officeooo:rsid="006b93a4" officeooo:paragraph-rsid="006b93a4" style:font-weight-asian="normal" style:font-weight-complex="normal"/>
    </style:style>
    <style:style style:name="P24" style:family="paragraph" style:parent-style-name="Standard">
      <style:text-properties style:font-name="Droid Sans" fo:font-weight="normal" officeooo:rsid="0090811e" officeooo:paragraph-rsid="0090811e" style:font-weight-asian="normal" style:font-weight-complex="normal"/>
    </style:style>
    <style:style style:name="P25" style:family="paragraph" style:parent-style-name="Standard">
      <style:text-properties style:font-name="Droid Sans" fo:font-weight="normal" officeooo:rsid="004a49d8" officeooo:paragraph-rsid="004a49d8" style:font-weight-asian="normal" style:font-weight-complex="normal"/>
    </style:style>
    <style:style style:name="P26" style:family="paragraph" style:parent-style-name="Standard">
      <style:text-properties style:font-name="Droid Sans" fo:font-weight="normal" officeooo:rsid="009667fe" officeooo:paragraph-rsid="009667fe" style:font-weight-asian="normal" style:font-weight-complex="normal"/>
    </style:style>
    <style:style style:name="P27" style:family="paragraph" style:parent-style-name="Standard">
      <style:text-properties style:font-name="Droid Sans" fo:font-weight="normal" officeooo:rsid="003a472e" officeooo:paragraph-rsid="00a4157d" style:font-weight-asian="normal" style:font-weight-complex="normal"/>
    </style:style>
    <style:style style:name="P28" style:family="paragraph" style:parent-style-name="Standard">
      <style:text-properties style:font-name="Droid Sans" fo:font-weight="normal" officeooo:rsid="00a5eeab" officeooo:paragraph-rsid="00a5eeab" style:font-weight-asian="normal" style:font-weight-complex="normal"/>
    </style:style>
    <style:style style:name="P29" style:family="paragraph" style:parent-style-name="Standard">
      <style:text-properties style:font-name="Droid Sans" fo:font-weight="normal" officeooo:rsid="00a6dbd7" officeooo:paragraph-rsid="00a6dbd7" style:font-weight-asian="normal" style:font-weight-complex="normal"/>
    </style:style>
    <style:style style:name="P30" style:family="paragraph" style:parent-style-name="Standard">
      <style:text-properties style:font-name="Droid Sans" officeooo:rsid="002fbfd4" officeooo:paragraph-rsid="004b37a2"/>
    </style:style>
    <style:style style:name="P31" style:family="paragraph" style:parent-style-name="Standard">
      <style:text-properties style:font-name="Droid Sans" officeooo:rsid="005159b5" officeooo:paragraph-rsid="005159b5"/>
    </style:style>
    <style:style style:name="P32" style:family="paragraph" style:parent-style-name="Standard">
      <style:text-properties style:font-name="Droid Sans" officeooo:rsid="005b593c" officeooo:paragraph-rsid="005b593c"/>
    </style:style>
    <style:style style:name="P33" style:family="paragraph" style:parent-style-name="Standard">
      <style:text-properties style:font-name="Droid Sans" style:text-underline-style="solid" style:text-underline-width="auto" style:text-underline-color="font-color" officeooo:rsid="005bc259" officeooo:paragraph-rsid="005bc259"/>
    </style:style>
    <style:style style:name="P34" style:family="paragraph" style:parent-style-name="Standard">
      <style:text-properties style:font-name="Droid Sans" style:text-underline-style="solid" style:text-underline-width="auto" style:text-underline-color="font-color" fo:font-weight="bold" officeooo:rsid="009350b8" officeooo:paragraph-rsid="009350b8" style:font-weight-asian="bold" style:font-weight-complex="bold"/>
    </style:style>
    <style:style style:name="P35" style:family="paragraph" style:parent-style-name="Standard">
      <style:text-properties style:font-name="Droid Sans" style:text-underline-style="solid" style:text-underline-width="auto" style:text-underline-color="font-color" officeooo:rsid="009350b8" officeooo:paragraph-rsid="009350b8"/>
    </style:style>
    <style:style style:name="P36" style:family="paragraph" style:parent-style-name="Standard">
      <style:text-properties style:font-name="Droid Sans" officeooo:rsid="004b37a2" officeooo:paragraph-rsid="004b37a2"/>
    </style:style>
    <style:style style:name="P37" style:family="paragraph" style:parent-style-name="Standard">
      <style:text-properties style:font-name="Droid Sans" style:text-underline-style="none" officeooo:rsid="005bc259" officeooo:paragraph-rsid="005b593c"/>
    </style:style>
    <style:style style:name="P38" style:family="paragraph" style:parent-style-name="Standard">
      <style:text-properties style:font-name="Droid Sans" style:text-underline-style="none" officeooo:rsid="0019baff" officeooo:paragraph-rsid="009350b8"/>
    </style:style>
    <style:style style:name="P39" style:family="paragraph" style:parent-style-name="Standard">
      <style:text-properties style:font-name="Droid Sans" officeooo:rsid="00481985" officeooo:paragraph-rsid="005159b5"/>
    </style:style>
    <style:style style:name="P40" style:family="paragraph" style:parent-style-name="Standard">
      <style:text-properties style:font-name="Droid Sans" officeooo:rsid="0076effb" officeooo:paragraph-rsid="0076effb"/>
    </style:style>
    <style:style style:name="P41" style:family="paragraph" style:parent-style-name="Standard">
      <style:text-properties style:font-name="Droid Sans" officeooo:rsid="0077603c" officeooo:paragraph-rsid="0077603c"/>
    </style:style>
    <style:style style:name="P42" style:family="paragraph" style:parent-style-name="Standard">
      <style:text-properties style:font-name="Droid Sans" officeooo:rsid="0019baff" officeooo:paragraph-rsid="0090811e"/>
    </style:style>
    <style:style style:name="P43" style:family="paragraph" style:parent-style-name="Standard">
      <style:text-properties style:font-name="Droid Sans" officeooo:rsid="0019baff" officeooo:paragraph-rsid="009350b8"/>
    </style:style>
    <style:style style:name="P44" style:family="paragraph" style:parent-style-name="Standard">
      <style:paragraph-properties fo:text-align="center" style:justify-single-word="false"/>
      <style:text-properties style:font-name="Droid Sans" fo:font-size="18pt" fo:font-weight="bold" officeooo:rsid="00954773" officeooo:paragraph-rsid="00954773" style:font-size-asian="18pt" style:font-weight-asian="bold" style:font-size-complex="18pt" style:font-weight-complex="bold"/>
    </style:style>
    <style:style style:name="P45" style:family="paragraph" style:parent-style-name="Standard">
      <style:text-properties style:font-name="Droid Sans" officeooo:rsid="009bf911" officeooo:paragraph-rsid="009bf911"/>
    </style:style>
    <style:style style:name="P46" style:family="paragraph" style:parent-style-name="Standard">
      <style:text-properties style:font-name="Droid Sans" officeooo:rsid="009e8e7a" officeooo:paragraph-rsid="009e8e7a"/>
    </style:style>
    <style:style style:name="P47" style:family="paragraph" style:parent-style-name="Standard">
      <style:text-properties style:font-name="Droid Sans" officeooo:rsid="009f80c2" officeooo:paragraph-rsid="009f80c2"/>
    </style:style>
    <style:style style:name="P48" style:family="paragraph" style:parent-style-name="Standard">
      <style:text-properties style:font-name="Droid Sans" officeooo:rsid="00587bbb" officeooo:paragraph-rsid="005159b5"/>
    </style:style>
    <style:style style:name="P49" style:family="paragraph" style:parent-style-name="Standard">
      <style:text-properties style:font-name="Droid Sans" officeooo:rsid="009d5664" officeooo:paragraph-rsid="005159b5"/>
    </style:style>
    <style:style style:name="P50" style:family="paragraph" style:parent-style-name="Standard">
      <style:text-properties fo:color="#000000" style:font-name="Droid Sans" fo:font-style="normal" style:text-underline-style="none" fo:font-weight="normal" officeooo:rsid="0049e41b" officeooo:paragraph-rsid="0049e41b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color="#000000" style:font-name="Droid Sans" fo:font-style="normal" style:text-underline-style="none" fo:font-weight="normal" officeooo:rsid="0049e41b" officeooo:paragraph-rsid="009350b8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officeooo:paragraph-rsid="003bb6d0"/>
    </style:style>
    <style:style style:name="P53" style:family="paragraph" style:parent-style-name="Standard">
      <style:text-properties style:text-line-through-style="solid" style:text-line-through-type="single" style:font-name="Droid Sans" officeooo:rsid="001be806" officeooo:paragraph-rsid="005159b5"/>
    </style:style>
    <style:style style:name="P54" style:family="paragraph" style:parent-style-name="Standard">
      <style:text-properties style:text-line-through-style="none" style:text-line-through-type="none" style:font-name="Droid Sans" officeooo:rsid="0083642d" officeooo:paragraph-rsid="0083642d"/>
    </style:style>
    <style:style style:name="P55" style:family="paragraph" style:parent-style-name="Standard">
      <style:text-properties fo:color="#999999" style:text-line-through-style="solid" style:text-line-through-type="single" style:font-name="Droid Sans" officeooo:rsid="001be806" officeooo:paragraph-rsid="005159b5"/>
    </style:style>
    <style:style style:name="P56" style:family="paragraph" style:parent-style-name="Standard">
      <style:text-properties fo:color="#999999" style:text-line-through-style="solid" style:text-line-through-type="single" style:font-name="Droid Sans" officeooo:rsid="008261e3" officeooo:paragraph-rsid="008261e3"/>
    </style:style>
    <style:style style:name="P57" style:family="paragraph" style:parent-style-name="Standard">
      <style:text-properties fo:color="#999999" style:text-line-through-style="solid" style:text-line-through-type="single" style:font-name="Droid Sans" officeooo:rsid="005b593c" officeooo:paragraph-rsid="005b593c"/>
    </style:style>
    <style:style style:name="P58" style:family="paragraph" style:parent-style-name="Standard">
      <style:text-properties fo:color="#999999" style:font-name="Droid Sans" officeooo:rsid="001be806" officeooo:paragraph-rsid="008b1b2e"/>
    </style:style>
    <style:style style:name="P59" style:family="paragraph" style:parent-style-name="Standard">
      <style:text-properties fo:color="#999999" style:text-line-through-style="none" style:text-line-through-type="none" style:font-name="Droid Sans" officeooo:rsid="006de3bd" officeooo:paragraph-rsid="006de3bd"/>
    </style:style>
    <style:style style:name="P60" style:family="paragraph" style:parent-style-name="Table_20_Contents">
      <style:text-properties style:font-name="Droid Sans" officeooo:rsid="005159b5" officeooo:paragraph-rsid="005159b5"/>
    </style:style>
    <style:style style:name="P61" style:family="paragraph" style:parent-style-name="Table_20_Contents">
      <style:paragraph-properties fo:text-align="center" style:justify-single-word="false"/>
      <style:text-properties style:font-name="Droid Sans" officeooo:rsid="005159b5" officeooo:paragraph-rsid="005159b5"/>
    </style:style>
    <style:style style:name="P62" style:family="paragraph" style:parent-style-name="Table_20_Contents">
      <style:text-properties fo:color="#999999" style:text-line-through-style="solid" style:text-line-through-type="single" style:font-name="Droid Sans" officeooo:rsid="005159b5" officeooo:paragraph-rsid="005159b5"/>
    </style:style>
    <style:style style:name="P63" style:family="paragraph" style:parent-style-name="Standard">
      <style:text-properties style:text-line-through-style="solid" style:text-line-through-type="single" style:font-name="Droid Sans" fo:font-weight="normal" officeooo:rsid="0090811e" officeooo:paragraph-rsid="0090811e" style:font-weight-asian="normal" style:font-weight-complex="normal"/>
    </style:style>
    <style:style style:name="P64" style:family="paragraph" style:parent-style-name="Standard">
      <style:text-properties style:font-name="Droid Sans" officeooo:rsid="002d88ff" officeooo:paragraph-rsid="00927148"/>
    </style:style>
    <style:style style:name="P65" style:family="paragraph" style:parent-style-name="Standard">
      <style:text-properties style:font-name="Droid Sans" officeooo:rsid="0019baff" officeooo:paragraph-rsid="00ae73c8"/>
    </style:style>
    <style:style style:name="P66" style:family="paragraph" style:parent-style-name="Standard">
      <style:text-properties style:font-name="Droid Sans" officeooo:rsid="00705a30" officeooo:paragraph-rsid="00ae73c8"/>
    </style:style>
    <style:style style:name="P67" style:family="paragraph" style:parent-style-name="Standard">
      <style:text-properties style:font-name="Droid Sans" style:text-underline-style="solid" style:text-underline-width="auto" style:text-underline-color="font-color" officeooo:rsid="009350b8" officeooo:paragraph-rsid="009350b8"/>
    </style:style>
    <style:style style:name="P68" style:family="paragraph" style:parent-style-name="Standard">
      <style:text-properties style:font-name="Droid Sans" fo:font-weight="normal" officeooo:rsid="00643138" officeooo:paragraph-rsid="00b0f680" style:font-weight-asian="normal" style:font-weight-complex="normal"/>
    </style:style>
    <style:style style:name="P69" style:family="paragraph" style:parent-style-name="Standard">
      <style:text-properties style:font-name="Droid Sans" fo:font-weight="normal" officeooo:rsid="00a6dbd7" officeooo:paragraph-rsid="00a6dbd7" style:font-weight-asian="normal" style:font-weight-complex="normal"/>
    </style:style>
    <style:style style:name="P70" style:family="paragraph" style:parent-style-name="Standard">
      <style:text-properties fo:color="#000000" style:font-name="Droid Sans" fo:font-style="normal" style:text-underline-style="none" fo:font-weight="normal" officeooo:rsid="00451906" officeooo:paragraph-rsid="009e8e7a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color="#000000" style:font-name="Droid Sans" fo:font-style="normal" style:text-underline-style="none" fo:font-weight="normal" officeooo:rsid="002d88ff" officeooo:paragraph-rsid="00ae73c8" style:font-style-asian="normal" style:font-weight-asian="normal" style:font-style-complex="normal" style:font-weight-complex="normal"/>
    </style:style>
    <style:style style:name="P7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Droid Sans" officeooo:rsid="003bb6d0"/>
    </style:style>
    <style:style style:name="T2" style:family="text">
      <style:text-properties style:font-name="Droid Sans" officeooo:rsid="0093cf37"/>
    </style:style>
    <style:style style:name="T3" style:family="text">
      <style:text-properties style:font-name="Droid Sans" officeooo:rsid="00b0f680"/>
    </style:style>
    <style:style style:name="T4" style:family="text">
      <style:text-properties officeooo:rsid="002a1e5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a1e55" style:font-weight-asian="bold" style:font-weight-complex="bold"/>
    </style:style>
    <style:style style:name="T7" style:family="text">
      <style:text-properties fo:font-weight="bold" officeooo:rsid="009f80c2" style:font-weight-asian="bold" style:font-weight-complex="bold"/>
    </style:style>
    <style:style style:name="T8" style:family="text">
      <style:text-properties fo:font-weight="bold" officeooo:rsid="008071cd" style:font-weight-asian="bold" style:font-weight-complex="bold"/>
    </style:style>
    <style:style style:name="T9" style:family="text">
      <style:text-properties officeooo:rsid="002cdce6"/>
    </style:style>
    <style:style style:name="T10" style:family="text">
      <style:text-properties officeooo:rsid="003b13e1"/>
    </style:style>
    <style:style style:name="T11" style:family="text">
      <style:text-properties officeooo:rsid="003bb6d0"/>
    </style:style>
    <style:style style:name="T12" style:family="text">
      <style:text-properties fo:color="#ff0000" style:font-name="Droid Sans" fo:font-style="normal" style:text-underline-style="none" fo:font-weight="normal" officeooo:rsid="003bb6d0" style:font-style-asian="normal" style:font-weight-asian="normal" style:font-style-complex="normal" style:font-weight-complex="normal"/>
    </style:style>
    <style:style style:name="T13" style:family="text">
      <style:text-properties fo:color="#ff0000" style:font-name="Droid Sans" fo:font-style="normal" style:text-underline-style="none" fo:font-weight="bold" officeooo:rsid="003bb6d0" style:font-style-asian="normal" style:font-weight-asian="bold" style:font-style-complex="normal" style:font-weight-complex="bold"/>
    </style:style>
    <style:style style:name="T14" style:family="text">
      <style:text-properties officeooo:rsid="0045d1a6"/>
    </style:style>
    <style:style style:name="T15" style:family="text">
      <style:text-properties officeooo:rsid="00481985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481985"/>
    </style:style>
    <style:style style:name="T18" style:family="text">
      <style:text-properties style:text-underline-style="none" officeooo:rsid="0056e3d3"/>
    </style:style>
    <style:style style:name="T19" style:family="text">
      <style:text-properties style:text-underline-style="none" officeooo:rsid="005b9b84"/>
    </style:style>
    <style:style style:name="T20" style:family="text">
      <style:text-properties style:text-underline-style="none" fo:font-weight="normal" officeooo:rsid="00695d5e" style:font-weight-asian="normal" style:font-weight-complex="normal"/>
    </style:style>
    <style:style style:name="T21" style:family="text">
      <style:text-properties style:text-underline-style="none" officeooo:rsid="00740611"/>
    </style:style>
    <style:style style:name="T22" style:family="text">
      <style:text-properties style:text-underline-style="none" officeooo:rsid="00ae73c8"/>
    </style:style>
    <style:style style:name="T23" style:family="text">
      <style:text-properties officeooo:rsid="0049e41b"/>
    </style:style>
    <style:style style:name="T24" style:family="text">
      <style:text-properties fo:color="#000000" style:font-name="Droid Sans" fo:font-style="normal" style:text-underline-style="none" fo:font-weight="normal" officeooo:rsid="0049e41b" style:font-style-asian="normal" style:font-weight-asian="normal" style:font-style-complex="normal" style:font-weight-complex="normal"/>
    </style:style>
    <style:style style:name="T25" style:family="text">
      <style:text-properties fo:color="#000000" fo:font-style="normal" style:text-underline-style="none" fo:font-weight="normal" officeooo:rsid="00451906" style:font-style-asian="normal" style:font-weight-asian="normal" style:font-style-complex="normal" style:font-weight-complex="normal"/>
    </style:style>
    <style:style style:name="T26" style:family="text">
      <style:text-properties fo:color="#000000" fo:font-style="normal" style:text-underline-style="none" fo:font-weight="normal" officeooo:rsid="0049e41b" style:font-style-asian="normal" style:font-weight-asian="normal" style:font-style-complex="normal" style:font-weight-complex="normal"/>
    </style:style>
    <style:style style:name="T27" style:family="text">
      <style:text-properties fo:color="#000000" fo:font-style="normal" style:text-underline-style="none" fo:font-weight="normal" officeooo:rsid="00861a6d" style:font-style-asian="normal" style:font-weight-asian="normal" style:font-style-complex="normal" style:font-weight-complex="normal"/>
    </style:style>
    <style:style style:name="T28" style:family="text">
      <style:text-properties fo:color="#000000" fo:font-style="normal" style:text-underline-style="none" fo:font-weight="normal" officeooo:rsid="009350b8" style:font-style-asian="normal" style:font-weight-asian="normal" style:font-style-complex="normal" style:font-weight-complex="normal"/>
    </style:style>
    <style:style style:name="T29" style:family="text">
      <style:text-properties fo:color="#000000" fo:font-style="normal" style:text-underline-style="none" fo:font-weight="normal" officeooo:rsid="00992777" style:font-style-asian="normal" style:font-weight-asian="normal" style:font-style-complex="normal" style:font-weight-complex="normal"/>
    </style:style>
    <style:style style:name="T30" style:family="text">
      <style:text-properties fo:color="#000000" fo:font-style="normal" style:text-underline-style="none" fo:font-weight="normal" officeooo:rsid="0087c69e" style:font-style-asian="normal" style:font-weight-asian="normal" style:font-style-complex="normal" style:font-weight-complex="normal"/>
    </style:style>
    <style:style style:name="T31" style:family="text">
      <style:text-properties fo:color="#000000" fo:font-style="normal" style:text-underline-style="none" fo:font-weight="normal" officeooo:rsid="0087d8a8" style:font-style-asian="normal" style:font-weight-asian="normal" style:font-style-complex="normal" style:font-weight-complex="normal"/>
    </style:style>
    <style:style style:name="T32" style:family="text">
      <style:text-properties officeooo:rsid="004b37a2"/>
    </style:style>
    <style:style style:name="T33" style:family="text">
      <style:text-properties officeooo:rsid="004d6dcc"/>
    </style:style>
    <style:style style:name="T34" style:family="text">
      <style:text-properties officeooo:rsid="004e83fd"/>
    </style:style>
    <style:style style:name="T35" style:family="text">
      <style:text-properties officeooo:rsid="004ff20c"/>
    </style:style>
    <style:style style:name="T36" style:family="text">
      <style:text-properties officeooo:rsid="005159b5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solid" style:text-underline-width="auto" style:text-underline-color="font-color" officeooo:rsid="005159b5"/>
    </style:style>
    <style:style style:name="T39" style:family="text">
      <style:text-properties style:text-underline-style="solid" style:text-underline-width="auto" style:text-underline-color="font-color" officeooo:rsid="009350b8"/>
    </style:style>
    <style:style style:name="T40" style:family="text">
      <style:text-properties style:text-underline-style="solid" style:text-underline-width="auto" style:text-underline-color="font-color" officeooo:rsid="0099d897"/>
    </style:style>
    <style:style style:name="T41" style:family="text">
      <style:text-properties style:text-underline-style="solid" style:text-underline-width="auto" style:text-underline-color="font-color" officeooo:rsid="005b9b84"/>
    </style:style>
    <style:style style:name="T42" style:family="text">
      <style:text-properties style:text-underline-style="solid" style:text-underline-width="auto" style:text-underline-color="font-color" officeooo:rsid="009bf911"/>
    </style:style>
    <style:style style:name="T43" style:family="text">
      <style:text-properties officeooo:rsid="005357b1"/>
    </style:style>
    <style:style style:name="T44" style:family="text">
      <style:text-properties officeooo:rsid="0056e3d3"/>
    </style:style>
    <style:style style:name="T45" style:family="text">
      <style:text-properties officeooo:rsid="00587bbb"/>
    </style:style>
    <style:style style:name="T46" style:family="text">
      <style:text-properties officeooo:rsid="005b593c"/>
    </style:style>
    <style:style style:name="T47" style:family="text">
      <style:text-properties officeooo:rsid="005bc259"/>
    </style:style>
    <style:style style:name="T48" style:family="text">
      <style:text-properties officeooo:rsid="005d5f74"/>
    </style:style>
    <style:style style:name="T49" style:family="text">
      <style:text-properties officeooo:rsid="0061f625"/>
    </style:style>
    <style:style style:name="T50" style:family="text">
      <style:text-properties officeooo:rsid="00643138"/>
    </style:style>
    <style:style style:name="T51" style:family="text">
      <style:text-properties officeooo:rsid="00659535"/>
    </style:style>
    <style:style style:name="T52" style:family="text">
      <style:text-properties officeooo:rsid="00689474"/>
    </style:style>
    <style:style style:name="T53" style:family="text">
      <style:text-properties officeooo:rsid="0069775d"/>
    </style:style>
    <style:style style:name="T54" style:family="text">
      <style:text-properties officeooo:rsid="006ad5c9"/>
    </style:style>
    <style:style style:name="T55" style:family="text">
      <style:text-properties officeooo:rsid="006c33ea"/>
    </style:style>
    <style:style style:name="T56" style:family="text">
      <style:text-properties officeooo:rsid="006ef249"/>
    </style:style>
    <style:style style:name="T57" style:family="text">
      <style:text-properties style:text-position="super 58%" officeooo:rsid="00927148"/>
    </style:style>
    <style:style style:name="T58" style:family="text">
      <style:text-properties officeooo:rsid="0077603c"/>
    </style:style>
    <style:style style:name="T59" style:family="text">
      <style:text-properties officeooo:rsid="007929e0"/>
    </style:style>
    <style:style style:name="T60" style:family="text">
      <style:text-properties officeooo:rsid="008071cd"/>
    </style:style>
    <style:style style:name="T61" style:family="text">
      <style:text-properties officeooo:rsid="008261e3"/>
    </style:style>
    <style:style style:name="T62" style:family="text">
      <style:text-properties officeooo:rsid="0087c69e"/>
    </style:style>
    <style:style style:name="T63" style:family="text">
      <style:text-properties officeooo:rsid="008ea4d7"/>
    </style:style>
    <style:style style:name="T64" style:family="text">
      <style:text-properties officeooo:rsid="008fb9f6"/>
    </style:style>
    <style:style style:name="T65" style:family="text">
      <style:text-properties officeooo:rsid="00901a6f"/>
    </style:style>
    <style:style style:name="T66" style:family="text">
      <style:text-properties officeooo:rsid="0090811e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90811e" style:font-weight-asian="normal" style:font-weight-complex="normal"/>
    </style:style>
    <style:style style:name="T69" style:family="text">
      <style:text-properties fo:font-weight="normal" officeooo:rsid="00695d5e" style:font-weight-asian="normal" style:font-weight-complex="normal"/>
    </style:style>
    <style:style style:name="T70" style:family="text">
      <style:text-properties fo:font-weight="normal" officeooo:rsid="0087c69e" style:font-weight-asian="normal" style:font-weight-complex="normal"/>
    </style:style>
    <style:style style:name="T71" style:family="text">
      <style:text-properties fo:font-weight="normal" officeooo:rsid="00ae73c8" style:font-weight-asian="normal" style:font-weight-complex="normal"/>
    </style:style>
    <style:style style:name="T72" style:family="text">
      <style:text-properties officeooo:rsid="00927148"/>
    </style:style>
    <style:style style:name="T73" style:family="text">
      <style:text-properties officeooo:rsid="009350b8"/>
    </style:style>
    <style:style style:name="T74" style:family="text">
      <style:text-properties officeooo:rsid="0093cf37"/>
    </style:style>
    <style:style style:name="T75" style:family="text">
      <style:text-properties officeooo:rsid="009667fe"/>
    </style:style>
    <style:style style:name="T76" style:family="text">
      <style:text-properties officeooo:rsid="0099d897"/>
    </style:style>
    <style:style style:name="T77" style:family="text">
      <style:text-properties officeooo:rsid="009b4e80"/>
    </style:style>
    <style:style style:name="T78" style:family="text">
      <style:text-properties officeooo:rsid="009d5664"/>
    </style:style>
    <style:style style:name="T79" style:family="text">
      <style:text-properties officeooo:rsid="00a2626b"/>
    </style:style>
    <style:style style:name="T80" style:family="text">
      <style:text-properties officeooo:rsid="00a4157d"/>
    </style:style>
    <style:style style:name="T81" style:family="text">
      <style:text-properties officeooo:rsid="00a5eeab"/>
    </style:style>
    <style:style style:name="T82" style:family="text">
      <style:text-properties officeooo:rsid="00a694b8"/>
    </style:style>
    <style:style style:name="T83" style:family="text">
      <style:text-properties officeooo:rsid="00a6dbd7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officeooo:rsid="00a80db6"/>
    </style:style>
    <style:style style:name="T86" style:family="text">
      <style:text-properties officeooo:rsid="00ab7c45"/>
    </style:style>
    <style:style style:name="T87" style:family="text">
      <style:text-properties officeooo:rsid="00ab83ef"/>
    </style:style>
    <style:style style:name="T88" style:family="text">
      <style:text-properties officeooo:rsid="00ae1c59"/>
    </style:style>
    <style:style style:name="T89" style:family="text">
      <style:text-properties officeooo:rsid="00ae73c8"/>
    </style:style>
    <style:style style:name="T90" style:family="text">
      <style:text-properties officeooo:rsid="00b0f680"/>
    </style:style>
    <style:style style:name="T91" style:family="text">
      <style:text-properties officeooo:rsid="00b2badd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Design a mask <text:span text:style-name="T85">using</text:span> Klayout</text:p>
      <text:p text:style-name="P17">By Jaseung Ku</text:p>
      <text:p text:style-name="P17">Updated <text:span text:style-name="T64">8</text:span>/<text:span text:style-name="T64">4</text:span>/2019</text:p>
      <text:p text:style-name="P6"/>
      <text:p text:style-name="P10">Terminology</text:p>
      <text:p text:style-name="P25">- Image <text:span text:style-name="T52">= I</text:span>ndividual <text:span text:style-name="T65">unit of pattern</text:span> on a mask. <text:span text:style-name="T75">We need to record 1) x and y coordinate of the center and 2) the size of bounding box of each image to create an ASML job file.</text:span></text:p>
      <text:p text:style-name="P26">- Die = <text:span text:style-name="T87">Individual</text:span> chip after dicing</text:p>
      <text:p text:style-name="P24">- Die <text:span text:style-name="T73">I</text:span>mage = <text:s/><text:span text:style-name="T87">Base layer image of a die (which has empty placeholders for images to patch in)</text:span></text:p>
      <text:p text:style-name="P63">- Image distribution keepout box = placeholder <text:span text:style-name="T74">box in </text:span>KEEPOUT <text:span text:style-name="T74">layer </text:span>for image distribution <text:span text:style-name="T74">purpose</text:span></text:p>
      <text:p text:style-name="P24"/>
      <text:p text:style-name="P12">Chip design rule<text:span text:style-name="T34">s: </text:span><text:span text:style-name="T20">Follow these rules to make life easier :)</text:span></text:p>
      <text:p text:style-name="P34"><text:span text:style-name="T69">M</text:span><text:span text:style-name="T67">aking images:</text:span></text:p>
      <text:p text:style-name="P43">1. <text:span text:style-name="T15">M</text:span>ake everything as <text:span text:style-name="T14">a </text:span>cell <text:span text:style-name="T53">for easy modification and modularity. A cell is like a class in object-oriented program languages, so all the instances, once created, will be changed accordingly if the cell is modified.</text:span></text:p>
      <text:p text:style-name="P43"><text:span text:style-name="T28">2</text:span><text:span text:style-name="T25">. When creat</text:span><text:span text:style-name="T26">ing images</text:span><text:span text:style-name="T25">, make all patterns lie within a</text:span><text:span text:style-name="T27">n image bounding box</text:span><text:span text:style-name="T25">. The size of </text:span><text:span text:style-name="T27">the </text:span><text:span text:style-name="T29">bounding </text:span><text:span text:style-name="T27">box</text:span><text:span text:style-name="T25"> is used in ASML to blade off.</text:span></text:p>
      <text:p text:style-name="P46"><text:span text:style-name="T25">3. </text:span><text:span text:style-name="T30">Each image must have </text:span><text:span text:style-name="T31">at minimum</text:span><text:span text:style-name="T30"> the following </text:span><text:span text:style-name="T31">two </text:span><text:span text:style-name="T30">layers: </text:span><text:span text:style-name="T70">IMAGE </text:span><text:span text:style-name="T67">and</text:span><text:span text:style-name="T70"> IMAGE BBOX.</text:span></text:p>
      <text:p text:style-name="P70"/>
      <text:p text:style-name="P35">Make a Die Image:</text:p>
      <text:p text:style-name="P38"><text:span text:style-name="T73">1</text:span>. <text:span text:style-name="T88">Use rectangular </text:span><text:span text:style-name="T68">boxes </text:span><text:span text:style-name="T71">in KEEPOUT layer</text:span><text:span text:style-name="T68"> </text:span><text:span text:style-name="T71">as placeholders for images i</text:span><text:span text:style-name="T66">nside a die image</text:span>. <text:s/><text:span text:style-name="T66">They must neither overlap nor touch to each other.</text:span></text:p>
      <text:p text:style-name="P51"><text:span text:style-name="T73">2</text:span>. <text:span text:style-name="T76">Any such </text:span>two <text:span text:style-name="T76">keepout boxes shouldn’t </text:span>touch <text:span text:style-name="T76">nor overlap</text:span>. Leave a gap so as to be able to make <text:span text:style-name="T76">a connecting </text:span>pattern slightly overlapping with <text:span text:style-name="T76">two </text:span>images. <text:span text:style-name="T77">Use 500nm overlap.</text:span></text:p>
      <text:p text:style-name="P42"><text:span text:style-name="T73">3</text:span>. Place the center of <text:span text:style-name="T89">the keepout boxes</text:span> at coordinate<text:span text:style-name="T54">s of integer multiples of 8 um in the die image</text:span>. <text:span text:style-name="T89">This can help avoiding the mismatch of flux trap hole between base layer and images </text:span><text:span text:style-name="T17">(Note: </text:span><text:span text:style-name="T16">If a</text:span><text:span text:style-name="T17">n image</text:span><text:span text:style-name="T16"> goes to multiple position</text:span><text:span text:style-name="T17">s</text:span><text:span text:style-name="T16">, the coordinates should be multiples of 8 to use the same flux trap pattern, </text:span><text:span text:style-name="T17">e.g. capacitors at multiple locations.</text:span><text:span text:style-name="T22">)</text:span><text:span text:style-name="T17"> <text:s text:c="4"/></text:span></text:p>
      <text:p text:style-name="P64"/>
      <text:p text:style-name="P35">Making flux trap:</text:p>
      <text:p text:style-name="P52"><text:span text:style-name="T2">1</text:span><text:span text:style-name="T1">. Before creating flux trap, create </text:span><text:span text:style-name="T3">a </text:span><text:span text:style-name="T13">backup</text:span><text:span text:style-name="T12"> </text:span><text:span text:style-name="T24">(klayout could crash).</text:span></text:p>
      <text:p text:style-name="P50"/>
      <text:p text:style-name="P65"><text:span text:style-name="T39">Making a </text:span><text:span text:style-name="T40">full </text:span><text:span text:style-name="T39">mask </text:span><text:span text:style-name="T40">image</text:span><text:span text:style-name="T39">:</text:span><text:span text:style-name="T73"> <text:s text:c="8"/></text:span></text:p>
      <text:p text:style-name="P66">TO-DO: there are specific boundaries outside of which ASML can’t read. Create this pattern in GDS.</text:p>
      <text:p text:style-name="P65"><text:span text:style-name="T73">1. All the images should be within 21000 x 21000 um</text:span><text:span text:style-name="T57">2</text:span><text:span text:style-name="T72">. <text:s text:c="50"/></text:span></text:p>
      <text:p text:style-name="P71"><text:span text:style-name="T73">2</text:span>. Each <text:span text:style-name="T23">image</text:span> should be at least 750 um apart.</text:p>
      <text:p text:style-name="P5"/>
      <text:p text:style-name="P4"><text:soft-page-break/>Layer <text:span text:style-name="T47">info</text:span></text:p>
      <text:p text:style-name="P32"><text:span text:style-name="T18">I</text:span><text:span text:style-name="T16">t is </text:span><text:span text:style-name="T41">very </text:span><text:span text:style-name="T37">important</text:span><text:span text:style-name="T16"> to understand </text:span><text:span text:style-name="T19">first</text:span><text:span text:style-name="T16"> what each layer is for,</text:span><text:span text:style-name="T19"> and </text:span><text:span text:style-name="T21">to </text:span><text:span text:style-name="T19">use the right layer for whatever you draw in Klayout. <text:s/></text:span></text:p>
      <text:p text:style-name="P37"/>
      <text:p text:style-name="P33">Convention</text:p>
      <text:p text:style-name="P30"><text:span text:style-name="T18">A layer is specified by </text:span><text:span text:style-name="T36">N/M, where N=</text:span>layer number, <text:span text:style-name="T36">M =</text:span> dat<text:span text:style-name="T36">a</text:span>type <text:span text:style-name="T44">number.</text:span></text:p>
      <text:p text:style-name="P30"/>
      <text:p text:style-name="P3">In <text:span text:style-name="T37">0/</text:span><text:span text:style-name="T42">x</text:span><text:span text:style-name="T37"> layer, </text:span>anything that doesn’t appear on the mask, <text:span text:style-name="T43">e.g. OUTLINE</text:span></text:p>
      <text:p text:style-name="P3">In <text:span text:style-name="T37">1/</text:span><text:span text:style-name="T42">x</text:span><text:span text:style-name="T37"> layer</text:span>, anything that appear<text:span text:style-name="T36">s</text:span> on the ma<text:span text:style-name="T10">sk, e.g. flux trap.</text:span></text:p>
      <text:p text:style-name="P36"><text:span text:style-name="T38">D</text:span><text:span text:style-name="T37">at</text:span><text:span text:style-name="T38">a</text:span><text:span text:style-name="T37"> type</text:span> defines what kind <text:span text:style-name="T36">of stuff</text:span> <text:span text:style-name="T36">goes</text:span> on an each layer.</text:p>
      <text:p text:style-name="P36"/>
      <text:p text:style-name="P33">Layer defini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1">Layer name</text:p>
          </table:table-cell>
          <table:table-cell table:style-name="Table1.A1" office:value-type="string">
            <text:p text:style-name="P61">Layer/Data type</text:p>
          </table:table-cell>
          <table:table-cell table:style-name="Table1.C1" office:value-type="string">
            <text:p text:style-name="P61">Description</text:p>
          </table:table-cell>
        </table:table-row>
        <table:table-row>
          <table:table-cell table:style-name="Table1.A2" office:value-type="string">
            <text:p text:style-name="P55"><text:span text:style-name="T10">Patch Bb</text:span>ox</text:p>
            <text:p text:style-name="P56">IMAGE DIST BBOX</text:p>
          </table:table-cell>
          <table:table-cell table:style-name="Table1.A2" office:value-type="string">
            <text:p text:style-name="P62">0/0</text:p>
          </table:table-cell>
          <table:table-cell table:style-name="Table1.C2" office:value-type="string">
            <text:p text:style-name="P58"><text:span text:style-name="T61">Image Distribution Bounding Box that </text:span>define<text:span text:style-name="T45">s</text:span> <text:span text:style-name="T46">area in which an</text:span> <text:span text:style-name="T32">image is distributed in the base pattern of a die. Also, it’s used when creating flux traps. Patch bounding box is depreciated. IMAGE DIST BBOX is depreciated because an image distribution bounding box can be replaced by just a box in KEEPOUT layer. Use KEEPOUT.</text:span></text:p>
          </table:table-cell>
        </table:table-row>
        <table:table-row>
          <table:table-cell table:style-name="Table1.A2" office:value-type="string">
            <text:p text:style-name="P45">KEEPOUT</text:p>
          </table:table-cell>
          <table:table-cell table:style-name="Table1.A2" office:value-type="string">
            <text:p text:style-name="P60">0/1</text:p>
          </table:table-cell>
          <table:table-cell table:style-name="Table1.C2" office:value-type="string">
            <text:p text:style-name="P48">KEEPOUT contains patterns that keep out FLUX TRAP. In general, all cells such as CPWs and qubit pockets should have KEEPOUT.</text:p>
          </table:table-cell>
        </table:table-row>
        <table:table-row>
          <table:table-cell table:style-name="Table1.A2" office:value-type="string">
            <text:p text:style-name="P53">CPW path</text:p>
            <text:p text:style-name="P54">OUTLINE</text:p>
          </table:table-cell>
          <table:table-cell table:style-name="Table1.A2" office:value-type="string">
            <text:p text:style-name="P60">0/2</text:p>
          </table:table-cell>
          <table:table-cell table:style-name="Table1.C2" office:value-type="string">
            <text:p text:style-name="P49">OUTLINE contains any pattern which can be used to create actual images, but do not appear in the IMAGE layer. For example, a guiding path to make a Pcell, guiding shapes, any outlines that <text:span text:style-name="T86">are</text:span> helpful to draw a certain image. Can be a garbage-collecting layer.</text:p>
          </table:table-cell>
        </table:table-row>
        <table:table-row>
          <table:table-cell table:style-name="Table1.A2" office:value-type="string">
            <text:p text:style-name="P2"><text:span text:style-name="T15">IMAGE</text:span> B<text:span text:style-name="T23">B</text:span>OX</text:p>
          </table:table-cell>
          <table:table-cell table:style-name="Table1.A2" office:value-type="string">
            <text:p text:style-name="P60">0/3</text:p>
          </table:table-cell>
          <table:table-cell table:style-name="Table1.C2" office:value-type="string">
            <text:p text:style-name="P39"><text:span text:style-name="T78">IMAGE BBOX contains i</text:span>mage bounding box<text:span text:style-name="T78">es</text:span>. <text:span text:style-name="T62">F</text:span>lux traps are created <text:span text:style-name="T62">only inside image bounding boxes</text:span>. The size of <text:span text:style-name="T78">the image bounding box </text:span>should be the same as that of <text:span text:style-name="T63">the KEEPOUT box, which should be used as a placeholder for image distribution in a die.</text:span></text:p>
          </table:table-cell>
        </table:table-row>
        <table:table-row>
          <table:table-cell table:style-name="Table1.A2" office:value-type="string">
            <text:p text:style-name="P55">Die <text:span text:style-name="T46">BB</text:span>ox</text:p>
          </table:table-cell>
          <table:table-cell table:style-name="Table1.A2" office:value-type="string">
            <text:p text:style-name="P55">0/4</text:p>
          </table:table-cell>
          <table:table-cell table:style-name="Table1.C2" office:value-type="string">
            <text:p text:style-name="P57">Die bounding box. <text:span text:style-name="T48">This may set the size of actual die, e.g. 6.25x6.25 or 8x8 mm chip</text:span></text:p>
            <text:p text:style-name="P59"><text:span text:style-name="T56">D</text:span>epreciated. Use IMAGE BBOX.</text:p>
          </table:table-cell>
        </table:table-row>
        <table:table-row>
          <table:table-cell table:style-name="Table1.A2" office:value-type="string">
            <text:p text:style-name="P31">IMAGE</text:p>
          </table:table-cell>
          <table:table-cell table:style-name="Table1.A2" office:value-type="string">
            <text:p text:style-name="P60">1/0</text:p>
          </table:table-cell>
          <table:table-cell table:style-name="Table1.C2" office:value-type="string">
            <text:p text:style-name="P2"><text:span text:style-name="T48">Any pattern other than flux trap to be</text:span> written on the mask</text:p>
          </table:table-cell>
        </table:table-row>
        <table:table-row>
          <table:table-cell table:style-name="Table1.A2" office:value-type="string">
            <text:p text:style-name="P31">FLUX TRAP</text:p>
          </table:table-cell>
          <table:table-cell table:style-name="Table1.A2" office:value-type="string">
            <text:p text:style-name="P60">1/1</text:p>
          </table:table-cell>
          <table:table-cell table:style-name="Table1.C2" office:value-type="string">
            <text:p text:style-name="P31">Flux trap <text:span text:style-name="T48">holes (hole size = 4x4 um^2, center-to-center = 8 um)</text:span></text:p>
          </table:table-cell>
        </table:table-row>
      </table:table>
      <text:p text:style-name="P1"/>
      <text:p text:style-name="P40"><text:soft-page-break/><text:span text:style-name="T7">Do initial</text:span><text:span text:style-name="T5"> setting </text:span><text:span text:style-name="T7">in Klayout</text:span></text:p>
      <text:p text:style-name="P40">1. File menu →<text:span text:style-name="T58"> Setup</text:span></text:p>
      <text:p text:style-name="P40"><text:tab/>a. Default Grids : 1, 0.1, 0.01, 0.001</text:p>
      <text:p text:style-name="P40"><text:tab/>b. Snapping : Choose both “Snap to grid” and “Snap to edge/vertex”.</text:p>
      <text:p text:style-name="P41">2. View menu → Select Top Level Objects</text:p>
      <text:p text:style-name="P47">3. <text:span text:style-name="T79">File menu → </text:span>Load Layer Properties → “LayerPropertyFile”</text:p>
      <text:p text:style-name="P47"/>
      <text:p text:style-name="P8">Tentative procedure <text:span text:style-name="T34">for designing a mask</text:span></text:p>
      <text:p text:style-name="P68"><text:span text:style-name="T59">1</text:span>. <text:span text:style-name="T59">Outline </text:span>a circuit.</text:p>
      <text:p text:style-name="P68"><text:span text:style-name="T90">- Define a box in IMAGE BBOX layer.</text:span></text:p>
      <text:p text:style-name="P68"><text:span text:style-name="T90">- Draw boxes in KEEPOUT layer for image placeholders, where images are patched in during ASML.</text:span></text:p>
      <text:p text:style-name="P68">- <text:span text:style-name="T90">You could make microwave launch pads as cells and place them as desired.</text:span></text:p>
      <text:p text:style-name="P68">- <text:span text:style-name="T90">You could draw any CPW lines or anything which are to be hard-coded in a die image.</text:span></text:p>
      <text:p text:style-name="P68"><text:span text:style-name="T90">- Make the die image as a cell.</text:span></text:p>
      <text:p text:style-name="P68"/>
      <text:p text:style-name="P22"><text:span text:style-name="T59">2</text:span>. Make <text:span text:style-name="T59">images other than Die Images, and make them all cells. </text:span></text:p>
      <text:p text:style-name="P11">IMPORTANT:</text:p>
      <text:p text:style-name="P13"><text:span text:style-name="T49"><text:tab/>a. Each cell should have the origin in the </text:span><text:span text:style-name="T6">center</text:span><text:span text:style-name="T4"> of the image bounding box.</text:span></text:p>
      <text:p text:style-name="P13"><text:span text:style-name="T49"><text:tab/>b. </text:span><office:annotation office:name="__Annotation__286_3114947904"><dc:creator>Unknown Author</dc:creator><dc:date>2019-04-20T12:05:42.986240389</dc:date><text:p text:style-name="P72"><text:span text:style-name="T92">Why?</text:span></text:p></office:annotation><text:span text:style-name="T49">Each image shouldn’t have child cell (flatten cell and remake cell if <text:tab/><text:tab/><text:tab/>necessary)</text:span><office:annotation-end office:name="__Annotation__286_3114947904"/><text:span text:style-name="T49">.</text:span></text:p>
      <text:p text:style-name="P27"><text:span text:style-name="T80">3</text:span>. <text:span text:style-name="T11">Create flux trap for all images. </text:span></text:p>
      <text:p text:style-name="P14"><text:span text:style-name="T80">4</text:span>. <text:span text:style-name="T9">Lay out images for a full mask pattern to make a new cell (call it “mask cell”). Make sure there is at least 750um spacing between images.</text:span></text:p>
      <text:p text:style-name="P29">5. Record x and y coordinates of the center of image bounding boxes, and the size of them in the <text:span text:style-name="T84">mask coordinate</text:span>.</text:p>
      <text:p text:style-name="P29">6. Record x and y coordinates of the <text:span text:style-name="T66">Image distribution keepout box</text:span>es in the <text:span text:style-name="T84">Die Image coordinate</text:span>.</text:p>
      <text:p text:style-name="P29">7. Try simulating one test die by placing images in a Die Image using only <text:span text:style-name="T90">those </text:span>recorded coordinates, <text:span text:style-name="T90">i.e., mimicking ASML job. Make sure everything is right.</text:span></text:p>
      <text:p text:style-name="P15"><text:span text:style-name="T83">8</text:span>. Flatten the <text:span text:style-name="T80">mask</text:span> cell and save it as <text:span text:style-name="T83">a </text:span>GDS2 file. <text:span text:style-name="T83">You’re all set!</text:span></text:p>
      <text:p text:style-name="P29"/>
      <text:p text:style-name="P9"><text:span text:style-name="T35">Note on </text:span>Flux trap <text:span text:style-name="T35">creation</text:span></text:p>
      <text:p text:style-name="P16">1. <text:span text:style-name="T51">F</text:span>or <text:span text:style-name="T51">GND</text:span> flux trap on <text:span text:style-name="T51">a die</text:span></text:p>
      <text:p text:style-name="P16"><text:span text:style-name="T33">C</text:span>reate an instance of fluxTrap_8x8mm <text:span text:style-name="T50">and then fluxTrap array. Flatten it </text:span>and center it. Do boolean operation in layer menu. CHOOSE “no undo buffering”. Otherwise, <text:span text:style-name="T82">the GDS</text:span> file <text:span text:style-name="T50">could be</text:span> corrupt<text:span text:style-name="T50">ed</text:span> to 0 byte. <text:span text:style-name="T91">The boolean operation should be done between IMAGE BBOX, KEEPOUT, IMAGE, and FLUX TRAP layers.</text:span></text:p>
      <text:p text:style-name="P16">2. <text:span text:style-name="T51">For</text:span> flux trap in the <text:span text:style-name="T33">images</text:span></text:p>
      <text:p text:style-name="P18">Each <text:span text:style-name="T33">image</text:span> must be a cell. Even a cell with a sub-P<text:span text:style-name="T81">C</text:span>ell is ok. Found that the resulting cell has flattened structure. No need to flatten subcells before creating flux traps.</text:p>
      <text:p text:style-name="P28">(Perhaps, no need to distinguish die and image….)</text:p>
      <text:p text:style-name="P28"/>
      <text:p text:style-name="P7">Design Rule Check (DRC)</text:p>
      <text:p text:style-name="P19"><text:soft-page-break/>TO-DO: set up DRC. May need a script.</text:p>
      <text:p text:style-name="P19">1. For each cell, <text:span text:style-name="T82">check if </text:span>origin <text:span text:style-name="T82">is </text:span>in the center of bounding box.</text:p>
      <text:p text:style-name="P20">2. <text:span text:style-name="T55">a No overlap between objects on the same layer, but they can touch.</text:span></text:p>
      <text:p text:style-name="P20"><text:span text:style-name="T55"><text:s text:c="4"/>b. </text:span>No overlap between objects in “IMAGE” layer and flux traps <text:span text:style-name="T60">in FLUX TRAP <text:tab/>layer</text:span>. </text:p>
      <text:p text:style-name="P21">3. <text:span text:style-name="T91">Keepout boxes</text:span> <text:span text:style-name="T91">that are used as placeholders for image in a die image </text:span>should <text:span text:style-name="T8">NOT</text:span> touch. We need about 500nm of image extension into <text:span text:style-name="T91">such keepout boxes</text:span> to avoid unwanted break that could <text:span text:style-name="T82">happen</text:span> during mask <text:span text:style-name="T82">production, especially, Cr etching</text:span>.</text:p>
      <text:p text:style-name="P23">4. The center of image bounding box is multiple<text:span text:style-name="T91">s</text:span> of 8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/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6:44:00.880558908</meta:creation-date>
    <dc:date>2020-01-09T14:35:13.742461440</dc:date>
    <meta:editing-duration>P5DT3H13M21S</meta:editing-duration>
    <meta:editing-cycles>126</meta:editing-cycles>
    <meta:generator>LibreOffice/6.0.7.3$Linux_X86_64 LibreOffice_project/00m0$Build-3</meta:generator>
    <meta:document-statistic meta:table-count="1" meta:image-count="0" meta:object-count="0" meta:page-count="4" meta:paragraph-count="95" meta:word-count="1170" meta:character-count="6456" meta:non-whitespace-character-count="5296"/>
  </office:meta>
</office:document-meta>
</file>